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egreya" svg:font-family="Alegreya"/>
    <style:font-face style:name="Arial" svg:font-family="Arial" style:font-family-generic="swiss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b7a7a" officeooo:paragraph-rsid="002b7a7a"/>
    </style:style>
    <style:style style:name="P2" style:family="paragraph" style:parent-style-name="Standard">
      <style:text-properties officeooo:rsid="002d62ad" officeooo:paragraph-rsid="002d62ad"/>
    </style:style>
    <style:style style:name="P3" style:family="paragraph" style:parent-style-name="Standard">
      <style:text-properties officeooo:rsid="0030635e" officeooo:paragraph-rsid="0030635e"/>
    </style:style>
    <style:style style:name="T1" style:family="text">
      <style:text-properties officeooo:rsid="002f8e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re mea în judecată a fost făcută dintr-o dorință de a mă incrimina.</text:p>
      <text:p text:style-name="P1">Justificările, apărările mele, repetate în fața diferiților intervenanți nu au fost luate în considerare.</text:p>
      <text:p text:style-name="P1">Ca atare, consider acest demers falsificat. Este vorba de o ceartă cu o vecină<text:span text:style-name="T1"> de cartier</text:span>. În urma unei confuzii și a unei atingeri, și a unei serii de înjurăt<text:span text:style-name="T1">u</text:span>ri<text:span text:style-name="T1"> din partea dânsei</text:span>, <text:span text:style-name="T1">mă fac vinovat de </text:span>o singură lovitură. E o greșeală, dar cele trei acuzații, de agresiune sexuală, lovire și distrugere arată o dorință de incriminare mai degrabă decât o caracterizare obiectivă a faptului.</text:p>
      <text:p text:style-name="P2">În plus, comunicarea deficitară, arată o lipsă de serios ceea ce descalifică urmărirea mea judiciară și penalizarea mea.</text:p>
      <text:p text:style-name="P3">Aceste aspecte mută în câmpul inculării și al acuzării procesul de justiție.</text:p>
      <text:p text:style-name="P2">Cer: despăgubiri pentru anul pierdut sub supraveghere.</text:p>
      <text:p text:style-name="P2">Caracterizarea dosarului ca fiind un abuz de justiție.</text:p>
      <text:p text:style-name="P2">Eliberarea mea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egreya" svg:font-family="Alegreya"/>
    <style:font-face style:name="Arial" svg:font-family="Arial" style:font-family-generic="swiss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legreya" fo:font-size="12pt" fo:language="ro" fo:country="R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legreya" fo:font-size="12pt" fo:language="ro" fo:country="R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legreya" fo:font-family="Alegreya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legreya" fo:font-family="Alegreya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legreya" fo:font-family="Alegreya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4T14:20:54.157385007</meta:creation-date>
    <dc:date>2022-11-14T15:13:58.119348622</dc:date>
    <meta:editing-duration>PT42M45S</meta:editing-duration>
    <meta:editing-cycles>19</meta:editing-cycles>
    <meta:generator>LibreOffice/7.3.6.2$Linux_X86_64 LibreOffice_project/30$Build-2</meta:generator>
    <meta:document-statistic meta:table-count="0" meta:image-count="0" meta:object-count="0" meta:page-count="1" meta:paragraph-count="8" meta:word-count="140" meta:character-count="880" meta:non-whitespace-character-count="748"/>
  </office:meta>
</office:document-meta>
</file>